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6" style:family="table-cell" style:parent-style-name="Default" style:data-style-name="N37"/>
    <style:style style:name="ce8" style:family="table-cell" style:parent-style-name="Default">
      <style:text-properties style:text-underline-style="none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9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9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9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 table:number-rows-repeated="36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6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6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6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6" office:value-type="date" office:date-value="2012-05-16">
            <text:p>16/05/12</text:p>
          </table:table-cell>
          <table:table-cell table:style-name="ce8" office:value-type="float" office:value="2">
            <text:p>2</text:p>
          </table:table-cell>
        </table:table-row>
        <table:table-row table:style-name="ro2" table:number-rows-repeated="35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8" table:formula="of:=SUM([.C2:.C36])" office:value-type="float" office:value="7">
            <text:p>7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4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17">
            <text:p>17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7">
            <text:p>7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17">
            <text:p>1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24">
            <text:p>4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18/05/2012</text:date>, <text:time>00:19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5-18T00:19:24</dc:date>
    <meta:editing-duration>PT01H17M39S</meta:editing-duration>
    <meta:editing-cycles>101</meta:editing-cycles>
    <meta:generator>OpenOffice.org/3.2$Unix OpenOffice.org_project/320m12$Build-9483</meta:generator>
    <dc:creator>david </dc:creator>
    <meta:document-statistic meta:table-count="5" meta:cell-count="285" meta:object-count="0"/>
  </office:meta>
</office:document-meta>
</file>